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/>
    </style:style>
    <style:style style:name="P2" style:family="paragraph" style:parent-style-name="Text_20_body">
      <style:text-properties style:font-name="FreeSans" officeooo:rsid="00153dfb" officeooo:paragraph-rsid="00153dfb"/>
    </style:style>
    <style:style style:name="T1" style:family="text">
      <style:text-properties officeooo:rsid="00153dfb"/>
    </style:style>
    <style:style style:name="T2" style:family="text">
      <style:text-properties officeooo:rsid="0015c1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Dithering Transparency</text:span> </text:h>
      <text:p text:style-name="P1"/>
      <text:p text:style-name="P2">Simple way to get very basic (and ugly) <text:span text:style-name="T2">transparency</text:span> in Deferred Shading. It works by discarding a percentage of pixels based on the alpha value passed by the datab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2:28:58.830133387</meta:creation-date>
    <meta:editing-duration>PT2M42S</meta:editing-duration>
    <meta:editing-cycles>3</meta:editing-cycles>
    <meta:generator>LibreOffice/5.1.4.2$Linux_X86_64 LibreOffice_project/10m0$Build-2</meta:generator>
    <dc:date>2017-01-29T02:31:41.157737960</dc:date>
    <meta:document-statistic meta:table-count="0" meta:image-count="0" meta:object-count="0" meta:page-count="1" meta:paragraph-count="2" meta:word-count="31" meta:character-count="192" meta:non-whitespace-character-count="162"/>
  </office:meta>
</office:document-meta>
</file>